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Alexander1" svg:font-family="Alexander" style:font-pitch="variable"/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ccff" draw:fill="solid" draw:fill-color="#00ccff" draw:auto-grow-height="true" draw:auto-grow-width="false" fo:max-height="0cm" fo:min-height="1.45cm" fo:padding-top="0cm" fo:padding-bottom="0cm" fo:padding-left="0cm" fo:padding-right="0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objectwithoutfill">
      <style:graphic-properties draw:stroke="solid" draw:stroke-dash="Fine_20_Dashed" svg:stroke-width="0.3cm" svg:stroke-color="#6666ff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05cm" svg:stroke-color="#ff3333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808080" draw:fill="solid" draw:fill-color="#cccccc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color="#0066ff" style:font-name="Alexander1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  <style:text-properties fo:color="#ff3333" style:font-name="Alexander" fo:font-size="44pt" fo:font-weight="bold" style:font-size-asian="44pt" style:font-weight-asian="bold" style:font-size-complex="44pt" style:font-weight-complex="6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lexander1" fo:font-size="48pt" style:font-size-asian="48pt" style:font-size-complex="48pt"/>
    </style:style>
    <style:style style:name="T1" style:family="text">
      <style:text-properties fo:color="#0066ff" style:font-name="Alexander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lexander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style:font-name="Alexander1"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76cm" svg:height="1.974cm" svg:x="7.524cm" svg:y="15.8cm">
          <draw:text-box>
            <text:p text:style-name="P1"><text:span text:style-name="T1">Consensus Sequence</text:span></text:p>
          </draw:text-box>
        </draw:frame>
        <draw:custom-shape draw:style-name="gr2" draw:text-style-name="P2" draw:layer="layout" svg:width="4cm" svg:height="1.556cm" svg:x="3cm" svg:y="7cm">
          <text:p text:style-name="P2">Read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cm" svg:y1="15.8cm" svg:x2="26.4cm" svg:y2="15.8cm">
          <text:p/>
        </draw:line>
        <draw:g>
          <draw:line draw:style-name="gr4" draw:text-style-name="P3" draw:layer="layout" svg:x1="18.976cm" svg:y1="11.844cm" svg:x2="15.676cm" svg:y2="11.844cm">
            <text:p/>
          </draw:line>
          <draw:line draw:style-name="gr4" draw:text-style-name="P3" draw:layer="layout" svg:x1="9.452cm" svg:y1="11.844cm" svg:x2="13.852cm" svg:y2="11.844cm">
            <text:p/>
          </draw:line>
          <draw:line draw:style-name="gr4" draw:text-style-name="P3" draw:layer="layout" svg:x1="20.8cm" svg:y1="11.844cm" svg:x2="25.2cm" svg:y2="11.844cm">
            <text:p/>
          </draw:line>
          <draw:line draw:style-name="gr4" draw:text-style-name="P3" draw:layer="layout" svg:x1="7.628cm" svg:y1="11.825cm" svg:x2="3.6cm" svg:y2="11.865cm">
            <text:p/>
          </draw:line>
        </draw:g>
        <draw:g>
          <draw:line draw:style-name="gr4" draw:text-style-name="P3" draw:layer="layout" svg:x1="22.6cm" svg:y1="13.338cm" svg:x2="19.541cm" svg:y2="13.338cm">
            <text:p/>
          </draw:line>
          <draw:line draw:style-name="gr4" draw:text-style-name="P3" draw:layer="layout" svg:x1="14.119cm" svg:y1="13.338cm" svg:x2="18.29cm" svg:y2="13.338cm">
            <text:p/>
          </draw:line>
          <draw:line draw:style-name="gr4" draw:text-style-name="P3" draw:layer="layout" svg:x1="12.845cm" svg:y1="13.338cm" svg:x2="8.025cm" svg:y2="13.338cm">
            <text:p/>
          </draw:line>
          <draw:line draw:style-name="gr4" draw:text-style-name="P3" draw:layer="layout" svg:x1="2.95cm" svg:y1="13.338cm" svg:x2="6.75cm" svg:y2="13.338cm">
            <text:p/>
          </draw:line>
        </draw:g>
        <draw:g>
          <draw:line draw:style-name="gr4" draw:text-style-name="P3" draw:layer="layout" svg:x1="1.999cm" svg:y1="14.934cm" svg:x2="6.4cm" svg:y2="14.813cm">
            <text:p/>
          </draw:line>
          <draw:line draw:style-name="gr4" draw:text-style-name="P3" draw:layer="layout" svg:x1="16.549cm" svg:y1="14.873cm" svg:x2="12.249cm" svg:y2="14.873cm">
            <text:p/>
          </draw:line>
          <draw:line draw:style-name="gr4" draw:text-style-name="P3" draw:layer="layout" svg:x1="7.674cm" svg:y1="14.873cm" svg:x2="10.974cm" svg:y2="14.873cm">
            <text:p/>
          </draw:line>
          <draw:line draw:style-name="gr4" draw:text-style-name="P3" draw:layer="layout" svg:x1="17.8cm" svg:y1="14.873cm" svg:x2="22.8cm" svg:y2="14.873cm">
            <text:p/>
          </draw:line>
        </draw:g>
        <draw:g>
          <draw:line draw:style-name="gr4" draw:text-style-name="P3" draw:layer="layout" svg:x1="26.3cm" svg:y1="8.875cm" svg:x2="23cm" svg:y2="8.875cm">
            <text:p/>
          </draw:line>
          <draw:line draw:style-name="gr4" draw:text-style-name="P3" draw:layer="layout" svg:x1="17.533cm" svg:y1="8.875cm" svg:x2="20.833cm" svg:y2="8.875cm">
            <text:p/>
          </draw:line>
          <draw:line draw:style-name="gr4" draw:text-style-name="P3" draw:layer="layout" svg:x1="12.017cm" svg:y1="8.875cm" svg:x2="15.317cm" svg:y2="8.875cm">
            <text:p/>
          </draw:line>
          <draw:line draw:style-name="gr4" draw:text-style-name="P3" draw:layer="layout" svg:x1="6.5cm" svg:y1="8.875cm" svg:x2="9.8cm" svg:y2="8.875cm">
            <text:p/>
          </draw:line>
        </draw:g>
        <draw:g>
          <draw:line draw:style-name="gr4" draw:text-style-name="P3" draw:layer="layout" svg:x1="22.5cm" svg:y1="10.35cm" svg:x2="25.8cm" svg:y2="10.35cm">
            <text:p/>
          </draw:line>
          <draw:line draw:style-name="gr4" draw:text-style-name="P3" draw:layer="layout" svg:x1="16.2cm" svg:y1="10.35cm" svg:x2="20.067cm" svg:y2="10.35cm">
            <text:p/>
          </draw:line>
          <draw:line draw:style-name="gr4" draw:text-style-name="P3" draw:layer="layout" svg:x1="14.333cm" svg:y1="10.35cm" svg:x2="11.033cm" svg:y2="10.35cm">
            <text:p/>
          </draw:line>
          <draw:line draw:style-name="gr4" draw:text-style-name="P3" draw:layer="layout" svg:x1="5.3cm" svg:y1="10.35cm" svg:x2="8.6cm" svg:y2="10.35cm">
            <text:p/>
          </draw:line>
        </draw:g>
        <draw:g>
          <draw:line draw:style-name="gr4" draw:text-style-name="P3" draw:layer="layout" svg:x1="11.9cm" svg:y1="7.4cm" svg:x2="8.6cm" svg:y2="7.4cm">
            <text:p/>
          </draw:line>
          <draw:line draw:style-name="gr4" draw:text-style-name="P3" draw:layer="layout" svg:x1="19.2cm" svg:y1="7.4cm" svg:x2="22.5cm" svg:y2="7.4cm">
            <text:p/>
          </draw:line>
        </draw:g>
        <draw:custom-shape draw:style-name="gr5" draw:text-style-name="P3" draw:layer="layout" svg:width="25.2cm" svg:height="9.2cm" svg:x="1.8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5.2cm" svg:height="4.015cm" svg:x="1.8cm" svg:y="1cm">
          <draw:text-box>
            <text:p text:style-name="P4"><text:span text:style-name="T2">CONTIG</text:span></text:p>
            <text:p text:style-name="P4"><text:span text:style-name="T3">An overlapping set of Sequencing Read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Alexander1" svg:font-family="Alexander" style:font-pitch="variable"/>
    <style:font-face style:name="Alexander" svg:font-family="Alexander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2:24:03.460351475</meta:creation-date>
    <dc:date>2017-10-05T03:39:13.201946838</dc:date>
    <meta:editing-duration>PT13M6S</meta:editing-duration>
    <meta:editing-cycles>1</meta:editing-cycles>
    <meta:document-statistic meta:object-count="56"/>
    <meta:generator>LibreOffice/4.2.8.2$Linux_X86_64 LibreOffice_project/420m0$Build-2</meta:generator>
  </office:meta>
</office:document-meta>
</file>